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ZEVALLOS DIAZ ZOILA KELI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2785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9850098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ZEVALLOS DIAZ ZOILA KELI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27852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985009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3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11/2021</text:p>
          </table:table-cell>
          <table:table-cell table:style-name="Tabla2.A3" office:value-type="string">
            <text:p text:style-name="P22">5954459</text:p>
          </table:table-cell>
          <table:table-cell table:style-name="Tabla2.D3" office:value-type="string">
            <text:p text:style-name="P23">36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5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22:35:3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